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95cm"/>
    </style:style>
    <style:style style:name="gr2" style:family="graphic" style:parent-style-name="standard">
      <style:graphic-properties draw:stroke="none" svg:stroke-color="#000000" draw:fill="none" draw:fill-color="#ffffff" fo:min-height="12.55cm"/>
    </style:style>
    <style:style style:name="gr3" style:family="graphic" style:parent-style-name="standard">
      <style:graphic-properties draw:stroke="none" svg:stroke-color="#000000" draw:fill="none" draw:fill-color="#ffffff" fo:min-height="4.05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fo:min-height="7.05cm"/>
    </style:style>
    <style:style style:name="gr6" style:family="graphic" style:parent-style-name="standard">
      <style:graphic-properties draw:stroke="none" svg:stroke-color="#000000" draw:fill="none" draw:fill-color="#ffffff" fo:min-height="0.85cm"/>
    </style:style>
    <style:style style:name="gr7" style:family="graphic" style:parent-style-name="standard">
      <style:graphic-properties draw:stroke="none" svg:stroke-color="#000000" draw:fill="none" draw:fill-color="#ffffff" fo:min-height="0.65cm"/>
    </style:style>
    <style:style style:name="gr8" style:family="graphic" style:parent-style-name="standard">
      <style:graphic-properties draw:stroke="none" svg:stroke-color="#000000" draw:fill="none" draw:fill-color="#ffffff" fo:min-height="14.95cm"/>
    </style:style>
    <style:style style:name="gr9" style:family="graphic" style:parent-style-name="standard">
      <style:graphic-properties draw:stroke="none" svg:stroke-color="#000000" draw:fill="none" draw:fill-color="#ffffff" fo:min-height="13.25cm"/>
    </style:style>
    <style:style style:name="gr10" style:family="graphic" style:parent-style-name="standard">
      <style:graphic-properties draw:stroke="none" svg:stroke-color="#000000" draw:fill="none" draw:fill-color="#ffffff" fo:min-height="5.35cm"/>
    </style:style>
    <style:style style:name="gr11" style:family="graphic" style:parent-style-name="standard">
      <style:graphic-properties draw:stroke="none" svg:stroke-color="#000000" draw:fill="none" draw:fill-color="#ffffff" fo:min-height="5.75cm"/>
    </style:style>
    <style:style style:name="P1" style:family="paragraph">
      <style:text-properties fo:font-style="italic" fo:font-weight="bold" style:font-style-asian="italic" style:font-weight-asian="bold" style:font-style-complex="italic" style:font-weight-complex="bold"/>
    </style:style>
    <style:style style:name="P2" style:family="paragraph">
      <style:text-properties fo:font-size="14pt" style:font-size-asian="14pt" style:font-size-complex="14pt"/>
    </style:style>
    <style:style style:name="P3" style:family="paragraph">
      <style:paragraph-properties fo:text-align="center"/>
    </style:style>
    <style:style style:name="P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5" style:family="paragraph">
      <style:paragraph-properties style:text-autospace="none"/>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style:font-size-asian="14pt" style:font-size-complex="14pt"/>
    </style:style>
    <style:style style:name="T3"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4"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5"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7"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8"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9"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0"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7.1cm" svg:height="1.2cm" svg:x="1.9cm" svg:y="1.9cm">
          <draw:text-box>
            <text:p text:style-name="P1"><text:span text:style-name="T1"><text:s text:c="28"/></text:span><text:span text:style-name="T1">Detachable Classes</text:span></text:p>
          </draw:text-box>
        </draw:frame>
        <draw:frame draw:style-name="gr2" draw:text-style-name="P2" draw:layer="layout" svg:width="17.1cm" svg:height="16.201cm" svg:x="2.1cm" svg:y="3.8cm">
          <draw:text-box>
            <text:p text:style-name="P2"><text:span text:style-name="T2">Stein tar opp denne problemstillingen: (han sier)</text:span></text:p>
            <text:p text:style-name="P2"><text:span text:style-name="T2"/></text:p>
            <text:p text:style-name="P2"><text:span text:style-name="T2">Ellers så jeg litt nærmere på det vi snakket om med detach. <text:s/>Jeg tror ikke jeg fikk fram ordentlig det eksempelet jeg hadde tenkt på, for når jeg nå ser på det igjen oppstår den samme dumme situasjonen jeg forsøkte å få fram sist.</text:span></text:p>
            <text:p text:style-name="P2"><text:span text:style-name="T2"/></text:p>
            <text:p text:style-name="P2"><text:span text:style-name="T2">Jeg tenkte altså på noe sånt (og jeg bruker noen kjente Simula-navn):</text:span></text:p>
            <text:p text:style-name="P2"><text:span text:style-name="T2"/></text:p>
            <text:p text:style-name="P2"><text:span text:style-name="T2"/></text:p>
            <text:p text:style-name="P2"><text:span text:style-name="T2">class Link; <text:s/>begin .... end;</text:span></text:p>
            <text:p text:style-name="P2"><text:span text:style-name="T2"/></text:p>
            <text:p text:style-name="P2"><text:span text:style-name="T2">Link class Process; begin ... end;</text:span></text:p>
            <text:p text:style-name="P2"><text:span text:style-name="T2"/></text:p>
            <text:p text:style-name="P2"><text:span text:style-name="T2">Link class Storage; begin ... end;</text:span></text:p>
            <text:p text:style-name="P2"><text:span text:style-name="T2"/></text:p>
            <text:p text:style-name="P2"><text:span text:style-name="T2"/></text:p>
            <text:p text:style-name="P2"><text:span text:style-name="T2">Her er det altså meningen at Process-objekter skal gå som korutiner (gjerne i en simuleringssammenheng), men det samme skal IKKE gjelde for Link-objekter generelt. <text:s/>Spesielt skal Storage-objekter ikke gå som korutiner.</text:span></text:p>
            <text:p text:style-name="P2"><text:span text:style-name="T2"/></text:p>
            <text:p text:style-name="P2"><text:span text:style-name="T2"/></text:p>
            <text:p text:style-name="P2"><text:span text:style-name="T2">Så kan det hende at man en gang sitter med en ref(Link)-peker rL til et Process-objekt man ønsker å detache, og man gjør dette ved å si rL.detach; <text:s/>Dette er jo helt greit i Simula, men så vidt jeg kan se vil det i Java-versjonen føre til at man må starte alle objekter av subkklasser av Link i en egen tråd.</text:span></text:p>
            <text:p text:style-name="P2"><text:span text:style-name="T2"/></text:p>
            <text:p text:style-name="P2"><text:span text:style-name="T2"/></text:p>
          </draw:text-box>
        </draw:frame>
        <draw:frame draw:style-name="gr3" draw:layer="layout" svg:width="17cm" svg:height="4.3cm" svg:x="2.1cm" svg:y="23.6cm">
          <draw:text-box>
            <text:p><text:span text:style-name="T2">Stein har helt rett, men spørsmålet er</text:span></text:p>
            <text:p/>
            <text:p><text:span text:style-name="T1"><text:s text:c="30"/></text:span><text:span text:style-name="T1">Gjør det noe ?</text:span></text:p>
            <text:p/>
            <text:p><text:span text:style-name="T2">Jeg vil gå gjennom i detalj på de neste sidene.</text:span></text:p>
          </draw:text-box>
        </draw:frame>
        <draw:line draw:style-name="gr4" draw:text-style-name="P3" draw:layer="layout" svg:x1="2.1cm" svg:y1="22cm" svg:x2="19cm" svg:y2="21.9cm">
          <text:p/>
        </draw:line>
      </draw:page>
      <draw:page draw:name="page2" draw:style-name="dp1" draw:master-page-name="Standard">
        <draw:frame draw:style-name="gr5" draw:text-style-name="P4" draw:layer="layout" svg:width="17.2cm" svg:height="7.3cm" svg:x="2.1cm" svg:y="3.5cm">
          <draw:text-box>
            <text:p text:style-name="P4">begin</text:p>
            <text:p text:style-name="P4"><text:s text:c="2"/><text:span text:style-name="T3">ref</text:span>(Link) x;</text:p>
            <text:p text:style-name="P4"><text:s text:c="2"/><text:span text:style-name="T3">ref</text:span>(Process) y;</text:p>
            <text:p text:style-name="P4"><text:s text:c="2"/><text:span text:style-name="T3">ref</text:span>(Storage) z;</text:p>
            <text:p text:style-name="P4"><text:s text:c="2"/></text:p>
            <text:p text:style-name="P4"><text:s text:c="2"/>class Link; <text:s text:c="9"/>begin <text:s text:c="4"/>! <text:span text:style-name="T3">Ingen</text:span> detach her ; <text:s/>end;</text:p>
            <text:p text:style-name="P4"/>
            <text:p text:style-name="P4"><text:s text:c="2"/>Link class Process; <text:s/>begin <text:s text:c="4"/>detach; <text:s text:c="14"/>end;</text:p>
            <text:p text:style-name="P4"/>
            <text:p text:style-name="P4"><text:s text:c="2"/>Link class Storage; <text:s/>begin <text:s text:c="4"/>! <text:span text:style-name="T3">Ingen</text:span> detach her ; <text:s/>end;</text:p>
            <text:p text:style-name="P4"><text:s text:c="2"/></text:p>
            <text:p text:style-name="P4"><text:s text:c="2"/>x:-new Process();</text:p>
            <text:p text:style-name="P4"><text:s text:c="2"/>x.detach;</text:p>
            <text:p text:style-name="P4"><text:s text:c="2"/></text:p>
            <text:p text:style-name="P4"><text:s text:c="2"/>z:-new Storage();</text:p>
            <text:p text:style-name="P4"/>
            <text:p text:style-name="P4">end;</text:p>
          </draw:text-box>
        </draw:frame>
        <draw:frame draw:style-name="gr6" draw:text-style-name="P2" draw:layer="layout" svg:width="17cm" svg:height="1.351cm" svg:x="2.2cm" svg:y="11.3cm">
          <draw:text-box>
            <text:p text:style-name="P2"><text:span text:style-name="T2">Og Java-koden til hovedblokka og klassen Link blir slik:</text:span></text:p>
            <text:p text:style-name="P2"><text:span text:style-name="T2"><text:s text:c="2"/>– </text:span><text:span text:style-name="T2">og det er helt greit:</text:span></text:p>
          </draw:text-box>
        </draw:frame>
        <draw:frame draw:style-name="gr7" draw:text-style-name="P2" draw:layer="layout" svg:width="17cm" svg:height="0.9cm" svg:x="2.1cm" svg:y="2.1cm">
          <draw:text-box>
            <text:p text:style-name="P2"><text:span text:style-name="T2">Tar utgangspunkt i dette Simula Programmet:</text:span></text:p>
          </draw:text-box>
        </draw:frame>
        <draw:frame draw:style-name="gr8" draw:layer="layout" svg:width="17.1cm" svg:height="15.2cm" svg:x="2.1cm" svg:y="12.9cm">
          <draw:text-box>
            <text:p text:style-name="P4"><text:span text:style-name="T4">public</text:span><text:span text:style-name="T5"> </text:span><text:span text:style-name="T4">class</text:span><text:span text:style-name="T5"> adHoc00 </text:span><text:span text:style-name="T4">extends</text:span><text:span text:style-name="T5"> RTObject$ {</text:span></text:p>
            <text:p text:style-name="P4"><text:span text:style-name="T5"><text:s text:c="3"/></text:span><text:span text:style-name="T4">public</text:span><text:span text:style-name="T5"> </text:span><text:span text:style-name="T4">boolean</text:span><text:span text:style-name="T5"> isQPSystemBlock() { </text:span><text:span text:style-name="T4">return</text:span><text:span text:style-name="T5">(</text:span><text:span text:style-name="T4">true</text:span><text:span text:style-name="T5">); }</text:span></text:p>
            <text:p text:style-name="P4"><text:span text:style-name="T5"><text:s text:c="3"/></text:span><text:span text:style-name="T5">adHoc00$Link </text:span><text:span text:style-name="T6">x</text:span><text:span text:style-name="T5">=</text:span><text:span text:style-name="T4">null</text:span><text:span text:style-name="T5">;</text:span></text:p>
            <text:p text:style-name="P4"><text:span text:style-name="T5"><text:s text:c="3"/></text:span><text:span text:style-name="T5">adHoc00$Process </text:span><text:span text:style-name="T6">y</text:span><text:span text:style-name="T5">=</text:span><text:span text:style-name="T4">null</text:span><text:span text:style-name="T5">;</text:span></text:p>
            <text:p text:style-name="P4"><text:span text:style-name="T5"><text:s text:c="3"/></text:span><text:span text:style-name="T5">adHoc00$Storage </text:span><text:span text:style-name="T6">z</text:span><text:span text:style-name="T5">=</text:span><text:span text:style-name="T4">null</text:span><text:span text:style-name="T5">;</text:span></text:p>
            <text:p text:style-name="P4"><text:span text:style-name="T5"><text:s text:c="3"/></text:span><text:span text:style-name="T7">// Constructor</text:span></text:p>
            <text:p text:style-name="P4"><text:span text:style-name="T5"><text:s text:c="3"/></text:span><text:span text:style-name="T4">public</text:span><text:span text:style-name="T5"> adHoc00(RTObject$ </text:span><text:span text:style-name="T8">staticLink</text:span><text:span text:style-name="T5">) {</text:span></text:p>
            <text:p text:style-name="P4"><text:span text:style-name="T5"><text:s text:c="6"/></text:span><text:span text:style-name="T4">super</text:span><text:span text:style-name="T5">(</text:span><text:span text:style-name="T8">staticLink</text:span><text:span text:style-name="T5">);</text:span></text:p>
            <text:p text:style-name="P5"><text:s text:c="3"/>}</text:p>
            <text:p text:style-name="P4"><text:span text:style-name="T5"><text:s text:c="3"/></text:span><text:span text:style-name="T7">// Statements</text:span></text:p>
            <text:p text:style-name="P4"><text:span text:style-name="T5"><text:s text:c="3"/></text:span><text:span text:style-name="T4">public</text:span><text:span text:style-name="T5"> RTObject$ STM() {</text:span></text:p>
            <text:p text:style-name="P4"><text:span text:style-name="T5"><text:s text:c="6"/></text:span><text:span text:style-name="T5">BPRG(</text:span><text:span text:style-name="T9">"adHoc00"</text:span><text:span text:style-name="T5">);</text:span></text:p>
            <text:p text:style-name="P4"><text:span text:style-name="T5"><text:s text:c="6"/></text:span><text:span text:style-name="T6">x</text:span><text:span text:style-name="T5">=</text:span><text:span text:style-name="T4">new</text:span><text:span text:style-name="T5"> adHoc00$Process(((adHoc00)</text:span><text:span text:style-name="T10">PRG$</text:span><text:span text:style-name="T5">)).START();</text:span></text:p>
            <text:p text:style-name="P4"><text:span text:style-name="T5"><text:s text:c="6"/></text:span><text:span text:style-name="T6">x</text:span><text:span text:style-name="T5">.detach();</text:span></text:p>
            <text:p text:style-name="P4"><text:span text:style-name="T5"><text:s text:c="6"/></text:span><text:span text:style-name="T6">z</text:span><text:span text:style-name="T5">=</text:span><text:span text:style-name="T4">new</text:span><text:span text:style-name="T5"> adHoc00$Storage(((adHoc00)</text:span><text:span text:style-name="T10">PRG$</text:span><text:span text:style-name="T5">)).START();</text:span></text:p>
            <text:p text:style-name="P5"><text:s text:c="6"/>EBLK();</text:p>
            <text:p text:style-name="P4"><text:span text:style-name="T5"><text:s text:c="6"/></text:span><text:span text:style-name="T4">return</text:span><text:span text:style-name="T5">(</text:span><text:span text:style-name="T4">null</text:span><text:span text:style-name="T5">);</text:span></text:p>
            <text:p text:style-name="P5">} <text:s/>}</text:p>
            <text:p text:style-name="P5"/>
            <text:p text:style-name="P4"><text:span text:style-name="T4">public</text:span><text:span text:style-name="T5"> </text:span><text:span text:style-name="T4">class</text:span><text:span text:style-name="T5"> adHoc00$Link </text:span><text:span text:style-name="T4">extends</text:span><text:span text:style-name="T5"> CLASS$ {</text:span></text:p>
            <text:p text:style-name="P4"><text:span text:style-name="T5"><text:s text:c="3"/></text:span><text:span text:style-name="T4">public</text:span><text:span text:style-name="T5"> </text:span><text:span text:style-name="T4">boolean</text:span><text:span text:style-name="T5"> isDetachUsed() { </text:span><text:span text:style-name="T4">return</text:span><text:span text:style-name="T5">(</text:span><text:span text:style-name="T4">true</text:span><text:span text:style-name="T5">); }</text:span></text:p>
            <text:p text:style-name="P4"><text:span text:style-name="T5"><text:s text:c="3"/></text:span><text:span text:style-name="T7">// Constructor</text:span></text:p>
            <text:p text:style-name="P4"><text:span text:style-name="T5"><text:s text:c="3"/></text:span><text:span text:style-name="T4">public</text:span><text:span text:style-name="T5"> adHoc00$Link(RTObject$ </text:span><text:span text:style-name="T8">staticLink</text:span><text:span text:style-name="T5">) {</text:span></text:p>
            <text:p text:style-name="P4"><text:span text:style-name="T5"><text:s text:c="6"/></text:span><text:span text:style-name="T4">super</text:span><text:span text:style-name="T5">(</text:span><text:span text:style-name="T8">staticLink</text:span><text:span text:style-name="T5">);</text:span></text:p>
            <text:p text:style-name="P4"><text:span text:style-name="T5"><text:s text:c="6"/></text:span><text:span text:style-name="T7">// Create Class Body</text:span></text:p>
            <text:p text:style-name="P4"><text:span text:style-name="T5"><text:s text:c="6"/></text:span><text:span text:style-name="T6">CODE$</text:span><text:span text:style-name="T5">=</text:span><text:span text:style-name="T4">new</text:span><text:span text:style-name="T5"> ClassBody(</text:span><text:span text:style-name="T6">CODE$</text:span><text:span text:style-name="T5">,</text:span><text:span text:style-name="T4">this</text:span><text:span text:style-name="T5">) {</text:span></text:p>
            <text:p text:style-name="P4"><text:span text:style-name="T5"><text:s text:c="9"/></text:span><text:span text:style-name="T4">public</text:span><text:span text:style-name="T5"> </text:span><text:span text:style-name="T4">void</text:span><text:span text:style-name="T5"> STM() {</text:span></text:p>
            <text:p text:style-name="P4"><text:span text:style-name="T5"><text:s text:c="12"/></text:span><text:span text:style-name="T5">BBLK(); </text:span><text:span text:style-name="T7">// Iff no prefix</text:span></text:p>
            <text:p text:style-name="P4"><text:span text:style-name="T5"><text:s text:c="12"/></text:span><text:span text:style-name="T4">if</text:span><text:span text:style-name="T5">(</text:span><text:span text:style-name="T6">inner</text:span><text:span text:style-name="T5">!=</text:span><text:span text:style-name="T4">null</text:span><text:span text:style-name="T5">) </text:span><text:span text:style-name="T6">inner</text:span><text:span text:style-name="T5">.STM();</text:span></text:p>
            <text:p text:style-name="P4"><text:span text:style-name="T5"><text:s text:c="12"/></text:span><text:span text:style-name="T5">EBLK(); </text:span><text:span text:style-name="T7">// Iff no prefix</text:span></text:p>
            <text:p text:style-name="P5"><text:s text:c="6"/>}};</text:p>
            <text:p text:style-name="P5"><text:s text:c="3"/>}</text:p>
            <text:p text:style-name="P4"><text:span text:style-name="T5"><text:s text:c="3"/></text:span><text:span text:style-name="T7">// Class Statements</text:span></text:p>
            <text:p text:style-name="P4"><text:span text:style-name="T5"><text:s text:c="3"/></text:span><text:span text:style-name="T4">public</text:span><text:span text:style-name="T5"> adHoc00$Link STM() { </text:span><text:span text:style-name="T4">return</text:span><text:span text:style-name="T5">((adHoc00$Link)</text:span><text:span text:style-name="T6">CODE$</text:span><text:span text:style-name="T5">.EXEC$()); }</text:span></text:p>
            <text:p text:style-name="P4"><text:span text:style-name="T5"><text:s text:c="3"/></text:span><text:span text:style-name="T4">public</text:span><text:span text:style-name="T5"> adHoc00$Link START() { START(</text:span><text:span text:style-name="T4">this</text:span><text:span text:style-name="T5">); </text:span><text:span text:style-name="T4">return</text:span><text:span text:style-name="T5">(</text:span><text:span text:style-name="T4">this</text:span><text:span text:style-name="T5">); }</text:span></text:p>
            <text:p text:style-name="P5">}</text:p>
          </draw:text-box>
        </draw:frame>
      </draw:page>
      <draw:page draw:name="page3" draw:style-name="dp1" draw:master-page-name="Standard">
        <draw:frame draw:style-name="gr9" draw:text-style-name="P2" draw:layer="layout" svg:width="17cm" svg:height="13.5cm" svg:x="2cm" svg:y="2.1cm">
          <draw:text-box>
            <text:p text:style-name="P2"><text:span text:style-name="T2">Det ser ikke ut til at vi kan avgjøre at detach blir utført på objekter av en gitt klasse. Men vi kan avgjøre at detach ikke blir utført på visse objekter.</text:span></text:p>
            <text:p text:style-name="P2"><text:span text:style-name="T2"/></text:p>
            <text:p text:style-name="P2"><text:span text:style-name="T2">Det kunne da være på sin plass å endre navn på member funksjonen</text:span></text:p>
            <text:p text:style-name="P2"><text:span text:style-name="T2"/></text:p>
            <text:p text:style-name="P2"><text:span text:style-name="T2"><text:s text:c="23"/></text:span><text:span text:style-name="T11">IsDetachUsed <text:s/></text:span><text:span text:style-name="T2"><text:s text:c="2"/>til <text:s text:c="2"/></text:span><text:span text:style-name="T11">isDetachable</text:span><text:span text:style-name="T2">.</text:span></text:p>
            <text:p text:style-name="P2"><text:span text:style-name="T2"/></text:p>
            <text:p text:style-name="P2"><text:span text:style-name="T2">Vi får altså en unødvendig kostnad ved genereringen av visse objekter ved at koden startes i en egen tråd. Denne tråden er riktignok kortlivet men overheaden er der. Dette kan vi leve med siden dagens hardware er så mye raskere enn på 70'tallet.</text:span></text:p>
            <text:p text:style-name="P2"><text:span text:style-name="T2"/></text:p>
            <text:p text:style-name="P2"><text:span text:style-name="T2">En bedre løsning får vi kanskje når prosjekt Loom konkluderer. Jeg håper fortsatt at Java VM får 'detachable classes' altså Java-klasser med egen stack.</text:span></text:p>
            <text:p text:style-name="P2"><text:span text:style-name="T2"/></text:p>
            <text:p text:style-name="P2"><text:span text:style-name="T2"/></text:p>
            <text:p text:style-name="P2"><text:span text:style-name="T2"><text:s text:c="38"/></text:span><text:span text:style-name="T2">----------------------------</text:span></text:p>
            <text:p text:style-name="P2"><text:span text:style-name="T2"/></text:p>
            <text:p text:style-name="P2"><text:span text:style-name="T2"/></text:p>
            <text:p text:style-name="P2"><text:span text:style-name="T2">Og så; jeg legger merke til at Stein bruker klassene Link og Process. De er jo Standard-klasser og merket i Link om den er </text:span><text:span text:style-name="T11">detachable</text:span><text:span text:style-name="T2"> eller ikke er jo ikke satt. Jeg prøver derfor følgende Simula Program:</text:span></text:p>
            <text:p text:style-name="P2"><text:span text:style-name="T2"/></text:p>
          </draw:text-box>
        </draw:frame>
        <draw:frame draw:style-name="gr10" draw:text-style-name="P4" draw:layer="layout" svg:width="13cm" svg:height="5.6cm" svg:x="3.4cm" svg:y="15.9cm">
          <draw:text-box>
            <text:p text:style-name="P4">Simulation begin</text:p>
            <text:p text:style-name="P4"><text:s text:c="2"/><text:span text:style-name="T3">ref</text:span>(Link) x;</text:p>
            <text:p text:style-name="P4"><text:s text:c="2"/><text:span text:style-name="T3">ref</text:span>(Storage) z;</text:p>
            <text:p text:style-name="P4"/>
            <text:p text:style-name="P4"><text:s text:c="2"/>Link class Storage;</text:p>
            <text:p text:style-name="P4"><text:s text:c="2"/>begin ! <text:span text:style-name="T3">Ingen</text:span> detach her ; <text:s/>end;</text:p>
            <text:p text:style-name="P4"><text:s text:c="2"/></text:p>
            <text:p text:style-name="P4"><text:s text:c="2"/>x:-new Process();</text:p>
            <text:p text:style-name="P4"><text:s text:c="2"/>x.detach;</text:p>
            <text:p text:style-name="P4"><text:s text:c="2"/></text:p>
            <text:p text:style-name="P4"><text:s text:c="2"/>z:-new Storage();</text:p>
            <text:p text:style-name="P4">end;</text:p>
          </draw:text-box>
        </draw:frame>
        <draw:frame draw:style-name="gr11" draw:text-style-name="P2" draw:layer="layout" svg:width="17cm" svg:height="6cm" svg:x="2cm" svg:y="22cm">
          <draw:text-box>
            <text:p text:style-name="P2"><text:span text:style-name="T2">Dette gir samme resultat; nemlig at Storage Objektet startes i en egen tråd.</text:span></text:p>
            <text:p text:style-name="P2"><text:span text:style-name="T2"/></text:p>
            <text:p text:style-name="P2"><text:span text:style-name="T2">Årsaken er at </text:span><text:span text:style-name="T11">detachable</text:span><text:span text:style-name="T2"> flagget settes i den lokale kopien av deskriptoren til Standard klassene. (Slik vil det også bli for separat kompilerte klass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5-07T09:33:21.67</meta:creation-date>
    <dc:date>2018-05-07T11:05:28.39</dc:date>
    <dc:creator>Øystein Myhre Andersen</dc:creator>
    <meta:editing-duration>PT1H1M45S</meta:editing-duration>
    <meta:editing-cycles>2</meta:editing-cycles>
    <meta:generator>OpenOffice/4.1.5$Win32 OpenOffice.org_project/415m1$Build-9789</meta:generator>
    <meta:document-statistic meta:object-count="11"/>
  </office:meta>
</office:document-meta>
</file>